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58c" officeooo:paragraph-rsid="00094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-IO-CHATAPP</text:p>
      <text:p text:style-name="P1"/>
      <text:p text:style-name="P1">FEATURES :- </text:p>
      <text:p text:style-name="P1"><text:tab/>USER SIGN-IN</text:p>
      <text:p text:style-name="P1"><text:tab/>USER SIGN-UP</text:p>
      <text:p text:style-name="P1"><text:tab/>USER SIGN-OUT</text:p>
      <text:p text:style-name="P1"/>
      <text:p text:style-name="P1"><text:tab/>JOIN CHATROOM<text:tab/></text:p>
      <text:p text:style-name="P1"><text:tab/>SEND MESSAGES</text:p>
      <text:p text:style-name="P1"><text:tab/>RETRIEVE MESSAGE</text:p>
      <text:p text:style-name="P1"/>
      <text:p text:style-name="P1"><text:tab/>CHANGE THEME</text:p>
      <text:p text:style-name="P1"/>
      <text:p text:style-name="P1"/>
      <text:p text:style-name="P1">COMPONENTS:</text:p>
      <text:p text:style-name="P1"><text:tab/>MESSAGE META DATA </text:p>
      <text:p text:style-name="P1"><text:tab/><text:tab/>(USER_ID , CHATROOM , TIME)</text:p>
      <text:p text:style-name="P1"><text:tab/>USER META DATA</text:p>
      <text:p text:style-name="P1"><text:tab/><text:tab/>(USER NAME , USER PASSWORD)</text:p>
      <text:p text:style-name="P1"/>
      <text:p text:style-name="P1"/>
      <text:p text:style-name="P1">UI ELEMENTS:</text:p>
      <text:p text:style-name="P1"><text:tab/></text:p>
      <text:p text:style-name="P1"><text:tab/>LOGIN PAGE:</text:p>
      <text:p text:style-name="P1"><text:tab/><text:tab/>FORM &lt;username&gt; &lt;password&gt;</text:p>
      <text:p text:style-name="P1"><text:tab/><text:tab/>SUBMIT BUTTON</text:p>
      <text:p text:style-name="P1"><text:tab/>CHAT AREA:</text:p>
      <text:p text:style-name="P1"><text:tab/><text:tab/>USERNAME</text:p>
      <text:p text:style-name="P1"><text:tab/><text:tab/>FORM &lt;message box&gt;</text:p>
      <text:p text:style-name="P1"><text:tab/><text:tab/>SEND BUTTON</text:p>
      <text:p text:style-name="P1"><text:tab/><text:tab/></text:p>
      <text:p text:style-name="P1"><text:tab/><text:tab/></text:p>
      <text:p text:style-name="P1"><text:tab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7:39:17.138915045</meta:creation-date>
    <dc:date>2025-02-25T17:47:09.276629273</dc:date>
    <meta:editing-duration>PT7M54S</meta:editing-duration>
    <meta:editing-cycles>1</meta:editing-cycles>
    <meta:document-statistic meta:table-count="0" meta:image-count="0" meta:object-count="0" meta:page-count="1" meta:paragraph-count="26" meta:word-count="51" meta:character-count="358" meta:non-whitespace-character-count="295"/>
    <meta:generator>LibreOffice/24.2.7.2$Linux_X86_64 LibreOffice_project/420$Build-2</meta:generator>
  </office:meta>
</office:document-meta>
</file>